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8655" officeooo:paragraph-rsid="00028655"/>
    </style:style>
    <style:style style:name="P2" style:family="paragraph" style:parent-style-name="Standard">
      <style:text-properties officeooo:paragraph-rsid="00028655"/>
    </style:style>
    <style:style style:name="P3" style:family="paragraph" style:parent-style-name="Standard">
      <style:text-properties fo:color="#000000" loext:opacity="100%" fo:font-size="15pt" fo:font-weight="bold" officeooo:rsid="00028655" officeooo:paragraph-rsid="0002865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054274" officeooo:paragraph-rsid="00054274" style:font-size-asian="15pt" style:font-weight-asian="bold" style:font-size-complex="15pt" style:font-weight-complex="bold"/>
    </style:style>
    <style:style style:name="T1" style:family="text">
      <style:text-properties officeooo:rsid="00028655"/>
    </style:style>
    <style:style style:name="T2" style:family="text">
      <style:text-properties officeooo:rsid="0003d143"/>
    </style:style>
    <style:style style:name="T3" style:family="text">
      <style:text-properties officeooo:rsid="00044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tente</text:p>
      <text:p text:style-name="P1"/>
      <text:p text:style-name="P1">- Scegliere il tipo di prenotazione(Andata e ritorno / solo andata)</text:p>
      <text:p text:style-name="P1"><text:tab/>- <text:span text:style-name="T2">I</text:span>l form viene adattato alla scelta <text:span text:style-name="T2">tramite js.</text:span></text:p>
      <text:p text:style-name="P1"/>
      <text:p text:style-name="P1">- Riempire i campi e cercare i voli</text:p>
      <text:p text:style-name="P2"><text:span text:style-name="T1"><text:tab/>- </text:span><text:span text:style-name="T2">R</text:span><text:span text:style-name="T1">icerca </text:span><text:span text:style-name="T2">e stampa</text:span><text:span text:style-name="T1"> dei voli disponibili in js </text:span><text:span text:style-name="T2">interrogando</text:span><text:span text:style-name="T1"> l’API voli.</text:span></text:p>
      <text:p text:style-name="P2"/>
      <text:p text:style-name="P2">- <text:span text:style-name="T2">Selezionare i/il voli/o e cliccare avanti</text:span></text:p>
      <text:p text:style-name="P2"><text:tab/>- <text:span text:style-name="T2">Disabilitare il pulsante avanti solo quando i voli sono selezionati.</text:span></text:p>
      <text:p text:style-name="P2"><text:tab/>- <text:span text:style-name="T2">Una volta cliccato avanti si viene reindirizzati alla pagina per la scelta dei posti.</text:span></text:p>
      <text:p text:style-name="P2"/>
      <text:p text:style-name="P2">- <text:span text:style-name="T2">Scegliere i posti dell’andata e dell’eventuale ritorno</text:span></text:p>
      <text:p text:style-name="P2"><text:tab/>- <text:span text:style-name="T2">Stampare i posti disabilitando quelli non disponibili tramite js interrogando l’API<text:tab/><text:tab/>prenotazione per i posti non disponibili e l’API volo per i posti totali.</text:span></text:p>
      <text:p text:style-name="P2"><text:tab/>- <text:span text:style-name="T2">Disabilitare il click dei posti quando si è raggiunto il numero dei posti indicati nel form <text:tab/>iniziale, e abilitare il pulsante per andare avanti.</text:span></text:p>
      <text:p text:style-name="P2"><text:tab/>- <text:span text:style-name="T2">Una volta scelti, i posti, verranno salvati e si verrà indirizzati alla pagina dove indicare i <text:tab/>dati dell’utente.</text:span></text:p>
      <text:p text:style-name="P2"><text:s/></text:p>
      <text:p text:style-name="P2">- <text:span text:style-name="T2">Inserire i dati richiesti</text:span></text:p>
      <text:p text:style-name="P2"><text:tab/>- <text:span text:style-name="T2">I dati verranno salvati e si verrà reindirizzati alla pagina di recap</text:span></text:p>
      <text:p text:style-name="P2"/>
      <text:p text:style-name="P2">- <text:span text:style-name="T2">Cliccare su Acquista se i dati sono corretti</text:span></text:p>
      <text:p text:style-name="P2"><text:tab/>- <text:span text:style-name="T2">Verranno salvati i dati sul db e create le entità </text:span><text:span text:style-name="T3">Utente, Prenotazione(andata ed <text:tab/>eventualmente ritorno) e l’entità dei/del voli/o selezionati/o all’inizio verrà modificate <text:tab/>decrementando i posti totali.</text:span></text:p>
      <text:p text:style-name="P2"><text:tab/>- <text:span text:style-name="T3">Si invierà un email all’utente con il codice per eliminare la prenotazione.<text:tab/></text:span></text:p>
      <text:p text:style-name="P2"/>
      <text:p text:style-name="P2"/>
      <text:p text:style-name="P2"/>
      <text:p text:style-name="P4">Adm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8:10:34.260000000</meta:creation-date>
    <dc:date>2022-04-21T18:31:24.929000000</dc:date>
    <meta:editing-duration>PT6M50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220" meta:character-count="1347" meta:non-whitespace-character-count="1128"/>
  </office:meta>
</office:document-meta>
</file>